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8041" officeooo:paragraph-rsid="00128041"/>
    </style:style>
    <style:style style:name="P2" style:family="paragraph" style:parent-style-name="Preformatted_20_Text">
      <style:text-properties officeooo:rsid="001333ea" officeooo:paragraph-rsid="001333ea"/>
    </style:style>
    <style:style style:name="T1" style:family="text">
      <style:text-properties officeooo:rsid="00128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Ingeniería</text:span> de software 1</text:p>
      <text:p text:style-name="Preformatted_20_Text"/>
      <text:p text:style-name="P1">Indice </text:p>
      <text:p text:style-name="P1"/>
      <text:p text:style-name="P2">Indice de tabl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12:46:17.790796026</dc:date>
    <meta:editing-duration>PT1M1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" meta:word-count="8" meta:character-count="46" meta:non-whitespace-character-count="40"/>
  </office:meta>
</office:document-meta>
</file>